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0dbe7" officeooo:paragraph-rsid="0010dbe7"/>
    </style:style>
    <style:style style:name="P2" style:family="paragraph" style:parent-style-name="Header">
      <style:text-properties officeooo:rsid="0010dbe7" officeooo:paragraph-rsid="0010dbe7"/>
    </style:style>
    <style:style style:name="P3" style:family="paragraph" style:parent-style-name="Footer">
      <style:text-properties officeooo:rsid="0010dbe7" officeooo:paragraph-rsid="0010dbe7"/>
    </style:style>
    <style:style style:name="P4" style:family="paragraph" style:parent-style-name="Standard">
      <style:text-properties officeooo:rsid="0010dbe7" officeooo:paragraph-rsid="0010dbe7"/>
    </style:style>
    <style:style style:name="P5" style:family="paragraph" style:parent-style-name="Standard">
      <style:text-properties officeooo:rsid="0011a447" officeooo:paragraph-rsid="0011a447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fo:font-size="96pt" style:font-size-asian="96pt" style:font-size-complex="96pt"/>
    </style:style>
    <style:style style:name="P7" style:family="paragraph" style:parent-style-name="Standard" style:master-page-name="First_20_Page">
      <loext:graphic-properties draw:fill-gradient-name="gradient" draw:fill-hatch-name="hatch"/>
      <style:paragraph-properties fo:text-align="center" style:justify-single-word="false" style:page-number="auto" fo:break-before="page"/>
      <style:text-properties fo:font-size="96pt" officeooo:paragraph-rsid="0010dbe7" style:font-size-asian="96pt" style:font-size-complex="96pt"/>
    </style:style>
    <style:style style:name="P8" style:family="paragraph" style:parent-style-name="Standard" style:master-page-name="Standard">
      <loext:graphic-properties draw:fill-gradient-name="gradient" draw:fill-hatch-name="hatch"/>
      <style:paragraph-properties fo:text-align="center" style:justify-single-word="false" style:page-number="auto" fo:break-before="page"/>
      <style:text-properties fo:font-size="96pt" officeooo:paragraph-rsid="0010dbe7" style:font-size-asian="96pt" style:font-size-complex="96pt"/>
    </style:style>
    <style:style style:name="P9" style:family="paragraph" style:parent-style-name="Standard" style:master-page-name="Standard">
      <loext:graphic-properties draw:fill-gradient-name="gradient" draw:fill-hatch-name="hatch"/>
      <style:paragraph-properties fo:text-align="center" style:justify-single-word="false" style:page-number="auto" fo:break-before="auto" fo:break-after="auto"/>
      <style:text-properties fo:font-size="96pt" officeooo:rsid="0010dbe7" officeooo:paragraph-rsid="0010dbe7" style:font-size-asian="96pt" style:font-size-complex="96pt"/>
    </style:style>
    <style:style style:name="P10" style:family="paragraph" style:parent-style-name="Standard" style:master-page-name="Standard">
      <loext:graphic-properties draw:fill-gradient-name="gradient" draw:fill-hatch-name="hatch"/>
      <style:paragraph-properties fo:text-align="center" style:justify-single-word="false" style:page-number="1" fo:break-before="page"/>
      <style:text-properties fo:font-size="96pt" officeooo:rsid="0010dbe7" officeooo:paragraph-rsid="0010dbe7" style:font-size-asian="96pt" style:font-size-complex="96pt"/>
    </style:style>
    <style:style style:name="P11" style:family="paragraph" style:parent-style-name="Footer">
      <style:text-properties officeooo:rsid="0010dbe7" officeooo:paragraph-rsid="0010dbe7"/>
    </style:style>
    <style:style style:name="P12" style:family="paragraph" style:parent-style-name="Header">
      <style:paragraph-properties fo:text-align="center" style:justify-single-word="false"/>
      <style:text-properties officeooo:rsid="0010dbe7" officeooo:paragraph-rsid="0010dbe7"/>
    </style:style>
    <style:style style:name="T1" style:family="text">
      <style:text-properties officeooo:rsid="001231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page-number text:select-page="current">1</text:page-number></text:p>
      <text:p text:style-name="P7"><text:page-number text:select-page="current">2</text:page-number></text:p>
      <text:p text:style-name="P8"><text:page-number text:select-page="current">3</text:page-number></text:p>
      <text:p text:style-name="P4">If the "section break page style" matches →Follow, then a normal break could be used instead.</text:p>
      <text:p text:style-name="P9"><text:page-number text:select-page="current">4</text:page-number></text:p>
      <text:p text:style-name="P5">First/odd/even headers have no requirements/implications for unnecessary section breaks.</text:p>
      <text:p text:style-name="P10"><text:page-number text:select-page="current">1</text:page-number></text:p>
      <text:p text:style-name="P5">Specified page number requires a section break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DejaVu Sans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DejaVu Sans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Times New Roman" style:font-family-complex="'Times New Roman'" style:font-family-generic-complex="roman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0dbe7" officeooo:paragraph-rsid="0010dbe7"/>
    </style:style>
    <style:style style:name="MP2" style:family="paragraph" style:parent-style-name="Header">
      <style:text-properties officeooo:rsid="0010dbe7" officeooo:paragraph-rsid="0010dbe7"/>
    </style:style>
    <style:style style:name="MP3" style:family="paragraph" style:parent-style-name="Footer">
      <style:text-properties officeooo:rsid="0010dbe7" officeooo:paragraph-rsid="0010dbe7"/>
    </style:style>
    <style:style style:name="MT1" style:family="text">
      <style:text-properties officeooo:rsid="001231bc"/>
    </style:style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fault page style</text:p>
      </style:header>
      <style:header-first>
        <text:p text:style-name="MP2">Default page style - first page style</text:p>
      </style:header-first>
    </style:master-page>
    <style:master-page style:name="First_20_Page" style:display-name="First Page" style:page-layout-name="Mpm2" draw:style-name="Mdp1" style:next-style-name="Standard">
      <style:header>
        <text:p text:style-name="MP1">First <text:span text:style-name="MT1">P</text:span>age header</text:p>
      </style:header>
      <style:header-first>
        <text:p text:style-name="MP1"><text:span text:style-name="MT1">Very f</text:span>irst page header</text:p>
      </style:header-first>
      <style:footer>
        <text:p text:style-name="MP3">A section break with same page must be a real section break.</text:p>
      </style:footer>
      <style:footer-first>
        <text:p text:style-name="MP3">A section break with same page must be a real section break.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in Luth</meta:initial-creator>
    <meta:creation-date>2022-07-20T11:17:04.254702149</meta:creation-date>
    <dc:date>2022-07-20T21:14:59.250922152</dc:date>
    <dc:creator>Justin Luth</dc:creator>
    <meta:editing-duration>PT20M59S</meta:editing-duration>
    <meta:editing-cycles>3</meta:editing-cycles>
    <meta:generator>LibreOffice/7.2.7.2$Linux_X86_64 LibreOffice_project/20$Build-2</meta:generator>
    <meta:document-statistic meta:table-count="0" meta:image-count="0" meta:object-count="0" meta:page-count="5" meta:paragraph-count="16" meta:word-count="93" meta:character-count="524" meta:non-whitespace-character-count="447"/>
  </office:meta>
</office:document-meta>
</file>